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sInvocationsTest.should_call_method_with_empty_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Impl.bar( String baz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wardsInvocationsTest.should_call_method_with_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